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7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1.27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3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14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P15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Liberation Serif" fo:font-size="12pt" fo:font-weight="bold" officeooo:rsid="001bc560" officeooo:paragraph-rsid="001bc560" style:font-name-asian="Liberation Serif1" style:font-size-asian="12pt" style:font-weight-asian="bold" style:font-name-complex="Liberation Serif1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c90e2" style:font-name-asian="Calibri1" style:font-size-asian="11pt" style:font-style-asian="normal" style:font-weight-asian="normal" style:font-name-complex="Calibri1" style:font-size-complex="11pt"/>
    </style:style>
    <style:style style:name="T3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 text:c="6"/>mysql&gt; create database billsys;</text:p>
      <text:p text:style-name="P9">Query OK, 1 row affected (0.00 sec)</text:p>
      <text:p text:style-name="P9"/>
      <text:p text:style-name="P9">mysql&gt; use billsys</text:p>
      <text:p text:style-name="P9">Database changed</text:p>
      <text:p text:style-name="P9"/>
      <text:p text:style-name="P9">mysql&gt; create table cust(cust_id int(3) primary key,c_name varchar(20),c_address varchar(20), c_email varchar(20),c_mobileno int(10),c_gstno int(10));</text:p>
      <text:p text:style-name="P9">Query OK, 0 rows affected (0.41 sec)</text:p>
      <text:p text:style-name="P9"/>
      <text:p text:style-name="P9">mysql&gt; create table clothes(cloth_id int(3) primary key,cloth_type varchar(20),cloth_prize int(20),cloth_quantity int(10));</text:p>
      <text:p text:style-name="P9">Query OK, 0 rows affected (0.29 sec)</text:p>
      <text:p text:style-name="P5"/>
      <text:p text:style-name="P9">mysql&gt; create table time(time_id int(10) primary key,date date,month varchar(20),quarter int(15),week int(10),day varchar(20));</text:p>
      <text:p text:style-name="P9">Query OK, 0 rows affected (0.30 sec)</text:p>
      <text:p text:style-name="P9"/>
      <text:p text:style-name="P9">mysql&gt; create table bill_fact(cust_id int(3), cloth_id int(3), time_id int(3), total_amount int(20), total_quantity int(5), foreign key (cust_id) references cust(cust_id), foreign key (cloth_id) references clothes(cloth_id), foreign key(time_id) references time(time_id) );</text:p>
      <text:p text:style-name="P9">Query OK, 0 rows affected (0.40 sec)</text:p>
      <text:p text:style-name="P9"/>
      <text:p text:style-name="P9">mysql&gt; show tables;</text:p>
      <text:p text:style-name="P9">+-------------------+</text:p>
      <text:p text:style-name="P9">| Tables_in_billsys |</text:p>
      <text:p text:style-name="P9">+-------------------+</text:p>
      <text:p text:style-name="P9">| bill_fact |</text:p>
      <text:p text:style-name="P9">| clothes |</text:p>
      <text:p text:style-name="P9">| cust |</text:p>
      <text:p text:style-name="P9">| time |</text:p>
      <text:p text:style-name="P9">+-------------------+</text:p>
      <text:p text:style-name="P9">5 rows in set (0.00 sec)</text:p>
      <text:p text:style-name="P9"/>
      <text:p text:style-name="P10">CLOTHES TABLE:</text:p>
      <text:p text:style-name="P9"/>
      <text:p text:style-name="P9">mysql&gt; insert into clothes values(1,'w_top',400,4);</text:p>
      <text:p text:style-name="P9">Query OK, 1 row affected (0.08 sec)</text:p>
      <text:p text:style-name="P9"/>
      <text:p text:style-name="P9">mysql&gt; insert into clothes values(4,'w_jeans',800,2);</text:p>
      <text:p text:style-name="P9">Query OK, 1 row affected (0.07 sec)</text:p>
      <text:p text:style-name="P9"/>
      <text:p text:style-name="P9">mysql&gt; insert into clothes values(2,'w_tshirt',300,5);</text:p>
      <text:p text:style-name="P9">Query OK, 1 row affected (0.07 sec)</text:p>
      <text:p text:style-name="P9"/>
      <text:p text:style-name="P9">mysql&gt; insert into clothes values(3,'w_skirt',200,3);</text:p>
      <text:p text:style-name="P9">Query OK, 1 row affected (0.06 sec)</text:p>
      <text:p text:style-name="P9"/>
      <text:p text:style-name="P9">mysql&gt; insert into clothes values(5,'w_pant',500,6);</text:p>
      <text:p text:style-name="P9">Query OK, 1 row affected (0.06 sec)</text:p>
      <text:p text:style-name="P9"/>
      <text:p text:style-name="P9">mysql&gt; insert into clothes values(6,'w_trousers',700,4);</text:p>
      <text:p text:style-name="P9">Query OK, 1 row affected (0.06 sec)</text:p>
      <text:p text:style-name="P9"/>
      <text:p text:style-name="P9"><text:soft-page-break/>mysql&gt; insert into clothes values(7,'w_kurti',1000,4);</text:p>
      <text:p text:style-name="P9">Query OK, 1 row affected (0.16 sec)</text:p>
      <text:p text:style-name="P9"/>
      <text:p text:style-name="P9">mysql&gt; insert into clothes values(8,'w_leggings',400,7);</text:p>
      <text:p text:style-name="P9">Query OK, 1 row affected (0.06 sec)</text:p>
      <text:p text:style-name="P9"/>
      <text:p text:style-name="P9">mysql&gt; insert into clothes values(9,'m_jeans',700,3);</text:p>
      <text:p text:style-name="P9">Query OK, 1 row affected (0.06 sec)</text:p>
      <text:p text:style-name="P9"/>
      <text:p text:style-name="P9">mysql&gt; insert into clothes values(10,'m_shirt',700,7);</text:p>
      <text:p text:style-name="P9">Query OK, 1 row affected (0.06 sec)</text:p>
      <text:p text:style-name="P9"/>
      <text:p text:style-name="P9">mysql&gt; insert into clothes values(11,'m_pant',800,2);</text:p>
      <text:p text:style-name="P9">Query OK, 1 row affected (0.06 sec)</text:p>
      <text:p text:style-name="P9"/>
      <text:p text:style-name="P9">mysql&gt; insert into clothes values(12,'m_tshirt',300,7);</text:p>
      <text:p text:style-name="P9">Query OK, 1 row affected (0.06 sec)</text:p>
      <text:p text:style-name="P9"/>
      <text:p text:style-name="P9">mysql&gt; insert into clothes values(13,'w_tshirt',300,50);</text:p>
      <text:p text:style-name="P9">Query OK, 1 row affected (0.08 sec)</text:p>
      <text:p text:style-name="P9"/>
      <text:p text:style-name="P9">mysql&gt; insert into clothes values(14,'w_shirt',600,40);</text:p>
      <text:p text:style-name="P9">Query OK, 1 row affected (0.06 sec)</text:p>
      <text:p text:style-name="P9"/>
      <text:p text:style-name="P9">mysql&gt; insert into clothes values(15,'w_pant',1000,20);</text:p>
      <text:p text:style-name="P9">Query OK, 1 row affected (0.07 sec)</text:p>
      <text:p text:style-name="P9"/>
      <text:p text:style-name="P9">mysql&gt; insert into clothes values(16,'m_pant',600,20);</text:p>
      <text:p text:style-name="P9">Query OK, 1 row affected (0.06 sec)</text:p>
      <text:p text:style-name="P9"/>
      <text:p text:style-name="P9">mysql&gt; insert into clothes values(17,'m_shrt',900,30);</text:p>
      <text:p text:style-name="P9">Query OK, 1 row affected (0.04 sec)</text:p>
      <text:p text:style-name="P9"/>
      <text:p text:style-name="P9">mysql&gt; insert into clothes values(18,'m_tshrt',800,40);</text:p>
      <text:p text:style-name="P9">Query OK, 1 row affected (0.05 sec)</text:p>
      <text:p text:style-name="P9"/>
      <text:p text:style-name="P9">mysql&gt; insert into clothes values(19,'w_kurti',1000,23);</text:p>
      <text:p text:style-name="P9">Query OK, 1 row affected (0.10 sec)</text:p>
      <text:p text:style-name="P9"/>
      <text:p text:style-name="P9">mysql&gt; insert into clothes values(20,'w_leggings',600,27);</text:p>
      <text:p text:style-name="P9">Query OK, 1 row affected (0.06 sec)</text:p>
      <text:p text:style-name="P9"/>
      <text:p text:style-name="P9">mysql&gt; insert into clothes values(21,'w_top',400,50);</text:p>
      <text:p text:style-name="P9">Query OK, 1 row affected (0.06 sec)</text:p>
      <text:p text:style-name="P9"/>
      <text:p text:style-name="P9">mysql&gt; insert into clothes values(22,'w_jeans',600,30);</text:p>
      <text:p text:style-name="P9">Query OK, 1 row affected (0.07 sec)</text:p>
      <text:p text:style-name="P9"/>
      <text:p text:style-name="P9">mysql&gt; insert into clothes values(23,'m_jeans',900,20);</text:p>
      <text:p text:style-name="P9">Query OK, 1 row affected (0.05 sec)</text:p>
      <text:p text:style-name="P9"/>
      <text:p text:style-name="P9">mysql&gt; insert into clothes values(24,'m_pant',700,20);</text:p>
      <text:p text:style-name="P9">Query OK, 1 row affected (0.06 sec)</text:p>
      <text:p text:style-name="P9"/>
      <text:p text:style-name="P9"><text:soft-page-break/>mysql&gt; insert into clothes values(25,'w_trousers',950,10);</text:p>
      <text:p text:style-name="P9">Query OK, 1 row affected (0.06 sec)</text:p>
      <text:p text:style-name="P9"/>
      <text:p text:style-name="P9">mysql&gt; insert into clothes values(26,'w_skirt',400,50);</text:p>
      <text:p text:style-name="P9">Query OK, 1 row affected (0.07 sec)</text:p>
      <text:p text:style-name="P9"/>
      <text:p text:style-name="P9">mysql&gt; insert into clothes values(27,'w_shorts',600,50);</text:p>
      <text:p text:style-name="P9">Query OK, 1 row affected (0.08 sec)</text:p>
      <text:p text:style-name="P9"/>
      <text:p text:style-name="P9">mysql&gt; insert into clothes values(28,'m_shorts',700,40);</text:p>
      <text:p text:style-name="P9">Query OK, 1 row affected (0.07 sec)</text:p>
      <text:p text:style-name="P9"/>
      <text:p text:style-name="P9">mysql&gt; insert into clothes values(29,'m_suits',2000,10);</text:p>
      <text:p text:style-name="P9">Query OK, 1 row affected (0.09 sec)</text:p>
      <text:p text:style-name="P9"/>
      <text:p text:style-name="P9">mysql&gt; insert into clothes values(30,'w_kurti',1000,10);</text:p>
      <text:p text:style-name="P9">Query OK, 1 row affected (0.05 sec)</text:p>
      <text:p text:style-name="P9"/>
      <text:p text:style-name="P9">mysql&gt; insert into clothes values(31,'w_top',200,60);</text:p>
      <text:p text:style-name="P9">Query OK, 1 row affected (0.08 sec)</text:p>
      <text:p text:style-name="P9"/>
      <text:p text:style-name="P9">mysql&gt; insert into clothes values(32,'m_jeans',500,40);</text:p>
      <text:p text:style-name="P9">Query OK, 1 row affected (0.08 sec)</text:p>
      <text:p text:style-name="P9"/>
      <text:p text:style-name="P9">mysql&gt; insert into clothes values(33,'m_shirt',400,20);</text:p>
      <text:p text:style-name="P9">Query OK, 1 row affected (0.07 sec)</text:p>
      <text:p text:style-name="P9"/>
      <text:p text:style-name="P9">mysql&gt; insert into clothes values(34,'m_tshirt',300,40);</text:p>
      <text:p text:style-name="P9">Query OK, 1 row affected (0.08 sec)</text:p>
      <text:p text:style-name="P9"/>
      <text:p text:style-name="P9">mysql&gt; insert into clothes values(35,'w_tshirt',300,40);</text:p>
      <text:p text:style-name="P9">Query OK, 1 row affected (0.07 sec)</text:p>
      <text:p text:style-name="P9"/>
      <text:p text:style-name="P9">mysql&gt; insert into clothes values(36,'w_shirt',600,10);</text:p>
      <text:p text:style-name="P9">Query OK, 1 row affected (0.06 sec)</text:p>
      <text:p text:style-name="P9"/>
      <text:p text:style-name="P9">mysql&gt; insert into clothes values(37,'w_skirt',200,10);</text:p>
      <text:p text:style-name="P9">Query OK, 1 row affected (0.09 sec)</text:p>
      <text:p text:style-name="P9"/>
      <text:p text:style-name="P9">mysql&gt; insert into clothes values(38,'w_top',200,40);</text:p>
      <text:p text:style-name="P9">Query OK, 1 row affected (0.06 sec)</text:p>
      <text:p text:style-name="P9"/>
      <text:p text:style-name="P9">mysql&gt; insert into clothes values(39,'w_pant',700,30);</text:p>
      <text:p text:style-name="P9">Query OK, 1 row affected (0.07 sec)</text:p>
      <text:p text:style-name="P9"/>
      <text:p text:style-name="P9">mysql&gt; insert into clothes values(40,'m_pant',800,20);</text:p>
      <text:p text:style-name="P9">Query OK, 1 row affected (0.10 sec)</text:p>
      <text:p text:style-name="P9"/>
      <text:p text:style-name="P9">mysql&gt; insert into clothes values(41,'m_jeans',500,30);</text:p>
      <text:p text:style-name="P9">Query OK, 1 row affected (0.06 sec)</text:p>
      <text:p text:style-name="P9"/>
      <text:p text:style-name="P9">mysql&gt; insert into clothes values(42,'m_shorts',500,20);</text:p>
      <text:p text:style-name="P9">Query OK, 1 row affected (0.06 sec)</text:p>
      <text:p text:style-name="P9"/>
      <text:p text:style-name="P9"><text:soft-page-break/>mysql&gt; insert into clothes values(43,'m_suits',1000,10);</text:p>
      <text:p text:style-name="P9">Query OK, 1 row affected (0.07 sec)</text:p>
      <text:p text:style-name="P9"/>
      <text:p text:style-name="P9">mysql&gt; insert into clothes values(44,'m_shirt',300,30);</text:p>
      <text:p text:style-name="P9">Query OK, 1 row affected (0.06 sec)</text:p>
      <text:p text:style-name="P9"/>
      <text:p text:style-name="P9">mysql&gt; insert into clothes values(45,'w_shirt',500,30);</text:p>
      <text:p text:style-name="P9">Query OK, 1 row affected (0.05 sec)</text:p>
      <text:p text:style-name="P9"/>
      <text:p text:style-name="P9">mysql&gt; insert into clothes values(46,'w_tshirt',400,20);</text:p>
      <text:p text:style-name="P9">Query OK, 1 row affected (0.08 sec)</text:p>
      <text:p text:style-name="P9"/>
      <text:p text:style-name="P9">mysql&gt; insert into clothes values(47,'w_kurti',300,10);</text:p>
      <text:p text:style-name="P9">Query OK, 1 row affected (0.08 sec)</text:p>
      <text:p text:style-name="P9"/>
      <text:p text:style-name="P9">mysql&gt; insert into clothes values(48,'w_top',300,60);</text:p>
      <text:p text:style-name="P9">Query OK, 1 row affected (0.11 sec)</text:p>
      <text:p text:style-name="P9"/>
      <text:p text:style-name="P9">mysql&gt; insert into clothes values(49,'w_kurti',400,10);</text:p>
      <text:p text:style-name="P9">Query OK, 1 row affected (0.08 sec)</text:p>
      <text:p text:style-name="P9"/>
      <text:p text:style-name="P9">mysql&gt; insert into clothes values(50,'w_shorts',300,50);</text:p>
      <text:p text:style-name="P9">Query OK, 1 row affected (0.07 sec)</text:p>
      <text:p text:style-name="P9"/>
      <text:p text:style-name="P9"/>
      <text:p text:style-name="P4"><text:span text:style-name="T3"><text:s text:c="6"/></text:span><text:span text:style-name="T4">CUSTOMER TABLE:</text:span></text:p>
      <text:p text:style-name="P9"/>
      <text:p text:style-name="P9">mysql&gt; insert into cust values(1,'ram','malad','ram@gmail.com',88742945,112321);</text:p>
      <text:p text:style-name="P9">Query OK, 1 row affected (0.13 sec)</text:p>
      <text:p text:style-name="P9"/>
      <text:p text:style-name="P9">mysql&gt; insert into cust values(2,'reema','kandivli','rr@gmail.com',77986532,97533);</text:p>
      <text:p text:style-name="P9">Query OK, 1 row affected (0.09 sec)</text:p>
      <text:p text:style-name="P9"/>
      <text:p text:style-name="P9">mysql&gt; insert into cust values(3,'roshni','borivali','roshni@gmail.com',87563257,98148);</text:p>
      <text:p text:style-name="P9">Query OK, 1 row affected (0.08 sec)</text:p>
      <text:p text:style-name="P9"/>
      <text:p text:style-name="P9">mysql&gt; insert into cust values(4,'taniya','khar','tt@gmail.com',76568934,55437);</text:p>
      <text:p text:style-name="P9">Query OK, 1 row affected (0.05 sec)</text:p>
      <text:p text:style-name="P9"/>
      <text:p text:style-name="P9">mysql&gt; insert into cust values(5,'tanish','khar','tan@gmail.com',9855443,98645);</text:p>
      <text:p text:style-name="P9">Query OK, 1 row affected (0.07 sec)</text:p>
      <text:p text:style-name="P9"/>
      <text:p text:style-name="P9">mysql&gt; insert into cust values(6,'tanvi','virar','tavin@gmail.com',88612393,53219);</text:p>
      <text:p text:style-name="P9">Query OK, 1 row affected (0.08 sec)</text:p>
      <text:p text:style-name="P9"/>
      <text:p text:style-name="P9">mysql&gt; insert into cust values(7,'jhanvi','dahisar','jh@gmail.com',95867777,12695);</text:p>
      <text:p text:style-name="P9">Query OK, 1 row affected (0.06 sec)</text:p>
      <text:p text:style-name="P9"/>
      <text:p text:style-name="P9">mysql&gt; insert into cust values(8,'sara','andheri','sara@gmail.com',77896524,19853);</text:p>
      <text:p text:style-name="P9">Query OK, 1 row affected (0.06 sec)</text:p>
      <text:p text:style-name="P9"/>
      <text:p text:style-name="P9">mysql&gt; insert into cust values(9,'shriya','andheri','shriya@gmail.com',98765432,33454);</text:p>
      <text:p text:style-name="P9">Query OK, 1 row affected (0.07 sec)</text:p>
      <text:p text:style-name="P9"/>
      <text:p text:style-name="P9"><text:soft-page-break/>mysql&gt; insert into cust values(10,'shauriya','khar','shauriya@gmail.com',8876549,56439);</text:p>
      <text:p text:style-name="P9">Query OK, 1 row affected (0.06 sec)</text:p>
      <text:p text:style-name="P9"/>
      <text:p text:style-name="P9">mysql&gt; insert into cust values(11,'shan','khar','shan@gmail.com',9876598,44325);</text:p>
      <text:p text:style-name="P9">Query OK, 1 row affected (0.06 sec)</text:p>
      <text:p text:style-name="P9"/>
      <text:p text:style-name="P9">mysql&gt; insert into cust values(12,'siyaram','vile parle','siyaram@gmail.com',7768775,88769);</text:p>
      <text:p text:style-name="P9">Query OK, 1 row affected (0.06 sec)</text:p>
      <text:p text:style-name="P9"/>
      <text:p text:style-name="P9">mysql&gt; insert into cust values(13,'kriya','andheri','kr@gmail.com',982105678,11234);</text:p>
      <text:p text:style-name="P9">Query OK, 1 row affected (0.07 sec)</text:p>
      <text:p text:style-name="P9"/>
      <text:p text:style-name="P9">mysql&gt; insert into cust values(14,'kajol','andheri','kajol@gmail.com',786105678,115);</text:p>
      <text:p text:style-name="P9">Query OK, 1 row affected (0.06 sec)</text:p>
      <text:p text:style-name="P9"/>
      <text:p text:style-name="P9">mysql&gt; insert into cust values(15,'palak','borivali','p@gmail.com',881205678,22564);</text:p>
      <text:p text:style-name="P9">Query OK, 1 row affected (0.05 sec)</text:p>
      <text:p text:style-name="P9"/>
      <text:p text:style-name="P9">mysql&gt; insert into cust values(16,'sid','churchgate','s@gmail.com',88199678,12345);</text:p>
      <text:p text:style-name="P9">Query OK, 1 row affected (0.05 sec)</text:p>
      <text:p text:style-name="P9"/>
      <text:p text:style-name="P9">mysql&gt; insert into cust values(17,'krina','malad','kk@gmail.com',7893478,56432);</text:p>
      <text:p text:style-name="P9">Query OK, 1 row affected (0.08 sec)</text:p>
      <text:p text:style-name="P9"/>
      <text:p text:style-name="P9">mysql&gt; insert into cust values(18,'sana','kandivali','sana@gmail.com',7896543,112);</text:p>
      <text:p text:style-name="P9">Query OK, 1 row affected (0.09 sec)</text:p>
      <text:p text:style-name="P9"/>
      <text:p text:style-name="P9">mysql&gt; insert into cust values(19,'sam','vile parle','sam@gmail.com',78999843,11554);</text:p>
      <text:p text:style-name="P9">Query OK, 1 row affected (0.07 sec)</text:p>
      <text:p text:style-name="P9"/>
      <text:p text:style-name="P9">mysql&gt; insert into cust values(20,'samruddhi','dombivali','ddhi@gmail.com',88997643,55314);</text:p>
      <text:p text:style-name="P9">Query OK, 1 row affected (0.07 sec)</text:p>
      <text:p text:style-name="P9"/>
      <text:p text:style-name="P9">mysql&gt; insert into cust values(21,'vidhisha','bhandhup','vv@gmail.com',995437643,54332);</text:p>
      <text:p text:style-name="P9">Query OK, 1 row affected (0.07 sec)</text:p>
      <text:p text:style-name="P9"/>
      <text:p text:style-name="P9">mysql&gt; insert into cust values(22,'virat','bhandhup','virat@gmail.com',88837643,11111);</text:p>
      <text:p text:style-name="P9">Query OK, 1 row affected (0.06 sec)</text:p>
      <text:p text:style-name="P9"/>
      <text:p text:style-name="P9">mysql&gt; insert into cust values(23,'anmol','nahur','an@',993070878,0022);</text:p>
      <text:p text:style-name="P9">Query OK, 1 row affected (0.07 sec)</text:p>
      <text:p text:style-name="P9"/>
      <text:p text:style-name="P9">mysql&gt; insert into cust values(24,'saisha','andheri','s',977070878,23155);</text:p>
      <text:p text:style-name="P9">Query OK, 1 row affected (0.07 sec)</text:p>
      <text:p text:style-name="P9"/>
      <text:p text:style-name="P9">mysql&gt; insert into cust values(25,'sai','borivali','sai',977088878,80112);</text:p>
      <text:p text:style-name="P9">Query OK, 1 row affected (0.07 sec)</text:p>
      <text:p text:style-name="P9"/>
      <text:p text:style-name="P9">mysql&gt; insert into cust values(26,'purvi','mulund','pur',977068878,80912);</text:p>
      <text:p text:style-name="P9">Query OK, 1 row affected (0.08 sec)</text:p>
      <text:p text:style-name="P9"/>
      <text:p text:style-name="P9">mysql&gt; insert into cust values(27,'vaidya','thane','vai',979868878,23912);</text:p>
      <text:p text:style-name="P9">Query OK, 1 row affected (0.07 sec)</text:p>
      <text:p text:style-name="P9"/>
      <text:p text:style-name="P9"><text:soft-page-break/>mysql&gt; insert into cust values(28,'ira','dahisar','ira@',977868878,23682);</text:p>
      <text:p text:style-name="P9">Query OK, 1 row affected (0.06 sec)</text:p>
      <text:p text:style-name="P9"/>
      <text:p text:style-name="P9">mysql&gt; insert into cust values(29,'atharva','vikroli','',977864478,67542);</text:p>
      <text:p text:style-name="P9">Query OK, 1 row affected (0.04 sec)</text:p>
      <text:p text:style-name="P9"/>
      <text:p text:style-name="P9">mysql&gt; insert into cust values(30,'sahil','colaba','sah',877864478,13752);</text:p>
      <text:p text:style-name="P9">Query OK, 1 row affected (0.05 sec)</text:p>
      <text:p text:style-name="P9"/>
      <text:p text:style-name="P9"/>
      <text:p text:style-name="P9">mysql&gt; insert into cust values(31,'srishti','vile parle','sri@gmail.com',98543218,12445);</text:p>
      <text:p text:style-name="P9">Query OK, 1 row affected (0.11 sec)</text:p>
      <text:p text:style-name="P9"/>
      <text:p text:style-name="P9"/>
      <text:p text:style-name="P9">mysql&gt; insert into cust values(32,'rajesh','ghatkopar','raj@gmail.com',809524478,35534);</text:p>
      <text:p text:style-name="P9">Query OK, 1 row affected (0.08 sec)</text:p>
      <text:p text:style-name="P9"/>
      <text:p text:style-name="P9"/>
      <text:p text:style-name="P9">mysql&gt; insert into cust values(33,'shree','andheri','shree@gmail.com',8774563,21354);</text:p>
      <text:p text:style-name="P9">Query OK, 1 row affected (0.06 sec)</text:p>
      <text:p text:style-name="P9"/>
      <text:p text:style-name="P9">mysql&gt; insert into cust values(34,'sanika','borivali','sani@gmail.com',89964563,56432);</text:p>
      <text:p text:style-name="P9">Query OK, 1 row affected (0.05 sec)</text:p>
      <text:p text:style-name="P9"/>
      <text:p text:style-name="P9">mysql&gt; insert into cust values(35,'shamika','borivali','shami@gmail.com',9976588,43987);</text:p>
      <text:p text:style-name="P9">Query OK, 1 row affected (0.07 sec)</text:p>
      <text:p text:style-name="P9"/>
      <text:p text:style-name="P9">mysql&gt; insert into cust values(36,'kamini','khar','kamini@gmail.com',778659947,86754);</text:p>
      <text:p text:style-name="P9">Query OK, 1 row affected (0.07 sec)</text:p>
      <text:p text:style-name="P9"/>
      <text:p text:style-name="P9">mysql&gt; insert into cust values(37,'kamal','santacruz','kamal@gmail.com',77221647,97324);</text:p>
      <text:p text:style-name="P9">Query OK, 1 row affected (0.06 sec)</text:p>
      <text:p text:style-name="P9"/>
      <text:p text:style-name="P9">mysql&gt; insert into cust values(38,'sanket','santacruz','sank@gmail.com',776897245,34215);</text:p>
      <text:p text:style-name="P9">Query OK, 1 row affected (0.05 sec)</text:p>
      <text:p text:style-name="P9"/>
      <text:p text:style-name="P9">mysql&gt; insert into cust values(39,'saniya','bandra','saniya@gmail.com',995677899,56743);</text:p>
      <text:p text:style-name="P9">Query OK, 1 row affected (0.06 sec)</text:p>
      <text:p text:style-name="P9"/>
      <text:p text:style-name="P9">mysql&gt; insert into cust values(40,'kisha','bandra','kisha@gmail.com',97123467,88654);</text:p>
      <text:p text:style-name="P9">Query OK, 1 row affected (0.05 sec)</text:p>
      <text:p text:style-name="P9"/>
      <text:p text:style-name="P9">mysql&gt; insert into cust values(41,'krish','dadar','krish@gmail.com',889765443,24642);</text:p>
      <text:p text:style-name="P9">Query OK, 1 row affected (0.07 sec)</text:p>
      <text:p text:style-name="P9"/>
      <text:p text:style-name="P9">mysql&gt; insert into cust values(42,'shelar','dadar','shelar@gmail.com',89766999,11324);</text:p>
      <text:p text:style-name="P9">Query OK, 1 row affected (0.06 sec)</text:p>
      <text:p text:style-name="P9"/>
      <text:p text:style-name="P9">mysql&gt; insert into cust values(43,'shakti','matunga','shakti@gmail.com',86329997,54312);</text:p>
      <text:p text:style-name="P9">Query OK, 1 row affected (0.07 sec)</text:p>
      <text:p text:style-name="P9"/>
      <text:p text:style-name="P9">mysql&gt; insert into cust values(44,'shanti','khar','shanti@gmail.com',995432467,76985);</text:p>
      <text:p text:style-name="P9">Query OK, 1 row affected (0.08 sec)</text:p>
      <text:p text:style-name="P9"/>
      <text:p text:style-name="P9"><text:soft-page-break/>mysql&gt; insert into cust values(45,'sunny','bandra','sunny@gmail.com',778942567,99876);</text:p>
      <text:p text:style-name="P9">Query OK, 1 row affected (0.08 sec)</text:p>
      <text:p text:style-name="P9"/>
      <text:p text:style-name="P9">mysql&gt; insert into cust values(46,'ronil','andheri','ronil@gmail.com',998647523,45678);</text:p>
      <text:p text:style-name="P9">Query OK, 1 row affected (0.05 sec)</text:p>
      <text:p text:style-name="P9"/>
      <text:p text:style-name="P9">mysql&gt; insert into cust values(47,'hrithik','andheri','hri@gmail.com',887564231,87643);</text:p>
      <text:p text:style-name="P9">Query OK, 1 row affected (0.08 sec)</text:p>
      <text:p text:style-name="P9"/>
      <text:p text:style-name="P9">mysql&gt; insert into cust values(48,'dhaval','malad','dh@gmail.com',778654234,98451);</text:p>
      <text:p text:style-name="P9">Query OK, 1 row affected (0.06 sec)</text:p>
      <text:p text:style-name="P9"/>
      <text:p text:style-name="P9">mysql&gt; insert into cust values(49,'dheeraj','malad','dh@gmail.com',79975384,87221);</text:p>
      <text:p text:style-name="P9">Query OK, 1 row affected (0.09 sec)</text:p>
      <text:p text:style-name="P9"/>
      <text:p text:style-name="P9">mysql&gt; insert into cust values(50,'dharmil','kandivali','dharmil@gmail.com',895567234,15326);</text:p>
      <text:p text:style-name="P9">Query OK, 1 row affected (0.06 sec)</text:p>
      <text:p text:style-name="P9"/>
      <text:p text:style-name="P9"/>
      <text:p text:style-name="P10">TIME TABLE:</text:p>
      <text:p text:style-name="P9"/>
      <text:p text:style-name="P9">mysql&gt; insert into time values(001,"2017-1-5",'jan',1,1,'monday');</text:p>
      <text:p text:style-name="P9">Query OK, 1 row affected (0.06 sec)</text:p>
      <text:p text:style-name="P9"/>
      <text:p text:style-name="P9">mysql&gt; insert into time values(002,"2018-1-20",'jan',1,4,'tuesday');</text:p>
      <text:p text:style-name="P9">Query OK, 1 row affected (0.06 sec)</text:p>
      <text:p text:style-name="P9"/>
      <text:p text:style-name="P9">mysql&gt; insert into time values(003,"2015-2-20",'feb',2,4,'wednesday');</text:p>
      <text:p text:style-name="P9">Query OK, 1 row affected (0.05 sec)</text:p>
      <text:p text:style-name="P9"/>
      <text:p text:style-name="P9">mysql&gt; insert into time values(004,"2016-2-3",'feb',1,1,'sunday');</text:p>
      <text:p text:style-name="P9">Query OK, 1 row affected (0.04 sec)</text:p>
      <text:p text:style-name="P9"/>
      <text:p text:style-name="P9">mysql&gt; insert into time values(005,"2018-3-23",'march',1,3,'thursday');</text:p>
      <text:p text:style-name="P9">Query OK, 1 row affected (0.03 sec)</text:p>
      <text:p text:style-name="P9"/>
      <text:p text:style-name="P9">mysql&gt; insert into time values(006,"2018-5-3",'may',2,1,'monday');</text:p>
      <text:p text:style-name="P9">Query OK, 1 row affected (0.04 sec)</text:p>
      <text:p text:style-name="P9"/>
      <text:p text:style-name="P9">mysql&gt; insert into time values(007,"2018-6-14",'june',2,2,'saturday');</text:p>
      <text:p text:style-name="P9">Query OK, 1 row affected (0.03 sec)</text:p>
      <text:p text:style-name="P9"/>
      <text:p text:style-name="P9">mysql&gt; insert into time values(008,"2016-6-14",'june',2,2,'monday');</text:p>
      <text:p text:style-name="P9">Query OK, 1 row affected (0.04 sec)</text:p>
      <text:p text:style-name="P9"/>
      <text:p text:style-name="P9">mysql&gt; insert into time values(009,"2017-4-1",'april',1,1,'tuesday');</text:p>
      <text:p text:style-name="P9">Query OK, 1 row affected (0.05 sec)</text:p>
      <text:p text:style-name="P9"/>
      <text:p text:style-name="P9">mysql&gt; insert into time values(0010,"2018-4-16",'april',1,2,'thursday');</text:p>
      <text:p text:style-name="P9">Query OK, 1 row affected (0.04 sec)</text:p>
      <text:p text:style-name="P9"/>
      <text:p text:style-name="P9">mysql&gt; insert into time values(0011,"2018-5-16",'may',2,2,'thursday');</text:p>
      <text:p text:style-name="P9">Query OK, 1 row affected (0.03 sec)</text:p>
      <text:p text:style-name="P9"/>
      <text:p text:style-name="P9"><text:soft-page-break/>mysql&gt; insert into time values(0012,"2018-5-5",'may',2,1,'friday');</text:p>
      <text:p text:style-name="P9">Query OK, 1 row affected (0.05 sec)</text:p>
      <text:p text:style-name="P9"/>
      <text:p text:style-name="P9">mysql&gt; insert into time values(0013,"2018-5-30",'may',2,4,'wednesday');</text:p>
      <text:p text:style-name="P9">Query OK, 1 row affected (0.04 sec)</text:p>
      <text:p text:style-name="P9"/>
      <text:p text:style-name="P9">mysql&gt; insert into time values(0014,"2018-12-5",'december',4,1,'wednesday');</text:p>
      <text:p text:style-name="P9">Query OK, 1 row affected (0.04 sec)</text:p>
      <text:p text:style-name="P9"/>
      <text:p text:style-name="P9">mysql&gt; insert into time values(0015,"2018-10-5",'october',4,1,'thursday');</text:p>
      <text:p text:style-name="P9">Query OK, 1 row affected (0.03 sec)</text:p>
      <text:p text:style-name="P9"/>
      <text:p text:style-name="P9">mysql&gt; insert into time values(0016,"2018-10-15",'october',4,3,'thursday');</text:p>
      <text:p text:style-name="P9">Query OK, 1 row affected (0.03 sec)</text:p>
      <text:p text:style-name="P9"/>
      <text:p text:style-name="P9">mysql&gt; insert into time values(0016,"2018-10-15",'october',4,3,'thursday');</text:p>
      <text:p text:style-name="P9">Query OK, 1 row affected (0.03 sec)</text:p>
      <text:p text:style-name="P9">mysql&gt; insert into time values(0017,"2018-10-25",'october',4,4,'sunday');</text:p>
      <text:p text:style-name="P9">Query OK, 1 row affected (0.04 sec)</text:p>
      <text:p text:style-name="P9"/>
      <text:p text:style-name="P9">mysql&gt; insert into time values(0018,"2018-03-25",'march',4,4,'sunday');</text:p>
      <text:p text:style-name="P9">Query OK, 1 row affected (0.05 sec)</text:p>
      <text:p text:style-name="P9"/>
      <text:p text:style-name="P9">mysql&gt; insert into time values(0019,"2018-03-20",'march',1,3,'tuesday');</text:p>
      <text:p text:style-name="P9">Query OK, 1 row affected (0.03 sec)</text:p>
      <text:p text:style-name="P9"/>
      <text:p text:style-name="P9">mysql&gt; insert into time values(0020,"2018-03-14",'march',1,2,'friday');</text:p>
      <text:p text:style-name="P9">Query OK, 1 row affected (0.05 sec)</text:p>
      <text:p text:style-name="P9"/>
      <text:p text:style-name="P9">mysql&gt; insert into time values(0021,"2018-03-16",'february',1,2,'wednesday');</text:p>
      <text:p text:style-name="P9">Query OK, 1 row affected (0.04 sec)</text:p>
      <text:p text:style-name="P9"/>
      <text:p text:style-name="P9">mysql&gt; insert into time values(0022,"2018-07-16",'july',1,3,'wednesday');</text:p>
      <text:p text:style-name="P9">Query OK, 1 row affected (0.04 sec)</text:p>
      <text:p text:style-name="P9"/>
      <text:p text:style-name="P9">mysql&gt; insert into time values(0023,"2018-07-06",'july',1,1,'friday');</text:p>
      <text:p text:style-name="P9">Query OK, 1 row affected (0.04 sec)</text:p>
      <text:p text:style-name="P9"/>
      <text:p text:style-name="P9">mysql&gt; insert into time values(0024,"2018-07-26",'july',1,4,'thursday');</text:p>
      <text:p text:style-name="P9">Query OK, 1 row affected (0.03 sec)</text:p>
      <text:p text:style-name="P9"/>
      <text:p text:style-name="P9">mysql&gt; insert into time values(0025,"2018-07-22",'july',1,4,'wednesday');</text:p>
      <text:p text:style-name="P9">Query OK, 1 row affected (0.05 sec)</text:p>
      <text:p text:style-name="P9"/>
      <text:p text:style-name="P9">mysql&gt; insert into time values(0026,"2018-07-02",'july',1,1,'monday');</text:p>
      <text:p text:style-name="P9">Query OK, 1 row affected (0.05 sec)</text:p>
      <text:p text:style-name="P9"/>
      <text:p text:style-name="P9">mysql&gt; insert into time values(0023,"2018-07-06",'july',1,1,'friday');</text:p>
      <text:p text:style-name="P9">Query OK, 1 row affected (0.04 sec)</text:p>
      <text:p text:style-name="P9"/>
      <text:p text:style-name="P9">mysql&gt; insert into time values(0024,"2018-07-26",'july',1,4,'thursday');</text:p>
      <text:p text:style-name="P9">Query OK, 1 row affected (0.03 sec)</text:p>
      <text:p text:style-name="P9"/>
      <text:p text:style-name="P9">mysql&gt; insert into time values(0025,"2018-07-22",'july',1,4,'wednesday');</text:p>
      <text:p text:style-name="P9"><text:soft-page-break/>Query OK, 1 row affected (0.05 sec)</text:p>
      <text:p text:style-name="P9"/>
      <text:p text:style-name="P9">mysql&gt; insert into time values(0026,"2018-07-02",'july',1,1,'monday');</text:p>
      <text:p text:style-name="P9">Query OK, 1 row affected (0.05 sec)</text:p>
      <text:p text:style-name="P9"/>
      <text:p text:style-name="P9">mysql&gt; insert into time values(0027,"2018-06-02",'june',2,1,'monday');</text:p>
      <text:p text:style-name="P9">Query OK, 1 row affected (0.04 sec)</text:p>
      <text:p text:style-name="P9"/>
      <text:p text:style-name="P9">mysql&gt; insert into time values(0028,"2018-06-12",'june',2,2,'tuesday');</text:p>
      <text:p text:style-name="P9">Query OK, 1 row affected (0.04 sec)</text:p>
      <text:p text:style-name="P9"/>
      <text:p text:style-name="P9">mysql&gt; insert into time values(0029,"2018-06-22",'june',2,4,'thursday');</text:p>
      <text:p text:style-name="P9">Query OK, 1 row affected (0.10 sec)</text:p>
      <text:p text:style-name="P9"/>
      <text:p text:style-name="P9">mysql&gt; insert into time values(0030,"2018-06-24",'june',2,4,'saturday');</text:p>
      <text:p text:style-name="P9">Query OK, 1 row affected (0.04 sec)</text:p>
      <text:p text:style-name="P9"/>
      <text:p text:style-name="P9">mysql&gt; insert into time values(0031,"2018-08-24",'august',2,4,'saturday');</text:p>
      <text:p text:style-name="P9">Query OK, 1 row affected (0.04 sec)</text:p>
      <text:p text:style-name="P9"/>
      <text:p text:style-name="P9"/>
      <text:p text:style-name="P9">mysql&gt; insert into time values(0032,"2018-08-06",'august',2,2,'sunday');</text:p>
      <text:p text:style-name="P9">Query OK, 1 row affected (0.03 sec)</text:p>
      <text:p text:style-name="P9"/>
      <text:p text:style-name="P9">mysql&gt; insert into time values(0033,"2018-08-07",'august',2,2,'monday');</text:p>
      <text:p text:style-name="P9">Query OK, 1 row affected (0.04 sec)</text:p>
      <text:p text:style-name="P5"/>
      <text:p text:style-name="P5"/>
      <text:p text:style-name="P10">BILL_FACT TABLE:</text:p>
      <text:p text:style-name="P10"/>
      <text:p text:style-name="P9">mysql&gt; insert into bill_fact values(1,50,0001,600,2);</text:p>
      <text:p text:style-name="P9">Query OK, 1 row affected (0.04 sec)</text:p>
      <text:p text:style-name="P9"/>
      <text:p text:style-name="P9">mysql&gt; insert into bill_fact values(1,49,0003,2000,5);</text:p>
      <text:p text:style-name="P9">Query OK, 1 row affected (0.04 sec)</text:p>
      <text:p text:style-name="P9"/>
      <text:p text:style-name="P9">mysql&gt; insert into bill_fact values(2,48,0002,1800,6);</text:p>
      <text:p text:style-name="P9">Query OK, 1 row affected (0.04 sec)</text:p>
      <text:p text:style-name="P9"/>
      <text:p text:style-name="P9">mysql&gt; insert into bill_fact values(3,47,0010,1800,6);</text:p>
      <text:p text:style-name="P9">Query OK, 1 row affected (0.04 sec)</text:p>
      <text:p text:style-name="P9"/>
      <text:p text:style-name="P9">mysql&gt; insert into bill_fact values(4,46,0020,800,2);</text:p>
      <text:p text:style-name="P9">Query OK, 1 row affected (0.04 sec)</text:p>
      <text:p text:style-name="P9"/>
      <text:p text:style-name="P9">mysql&gt; insert into bill_fact values(5,45,0010,3000,6);</text:p>
      <text:p text:style-name="P9">Query OK, 1 row affected (0.05 sec)</text:p>
      <text:p text:style-name="P9"/>
      <text:p text:style-name="P9">mysql&gt; insert into bill_fact values(6,44,0012,3000,10);</text:p>
      <text:p text:style-name="P9">Query OK, 1 row affected (0.04 sec)</text:p>
      <text:p text:style-name="P9"/>
      <text:p text:style-name="P9">mysql&gt; insert into bill_fact values(6,43,0015,2000,2);</text:p>
      <text:p text:style-name="P9">Query OK, 1 row affected (0.04 sec)</text:p>
      <text:p text:style-name="P9"/>
      <text:p text:style-name="P9"><text:soft-page-break/>mysql&gt; insert into bill_fact values(6,42,0014,1000,2);</text:p>
      <text:p text:style-name="P9">Query OK, 1 row affected (0.04 sec)</text:p>
      <text:p text:style-name="P9"/>
      <text:p text:style-name="P9">mysql&gt; insert into bill_fact values(7,41,0004,3000,6);</text:p>
      <text:p text:style-name="P9">Query OK, 1 row affected (0.03 sec)</text:p>
      <text:p text:style-name="P9"/>
      <text:p text:style-name="P9">mysql&gt; insert into bill_fact values(7,40,0006,4800,6);</text:p>
      <text:p text:style-name="P9">Query OK, 1 row affected (0.04 sec)</text:p>
      <text:p text:style-name="P9"/>
      <text:p text:style-name="P9">mysql&gt; insert into bill_fact values(6,39,0016,6300,9);</text:p>
      <text:p text:style-name="P9">Query OK, 1 row affected (0.05 sec)</text:p>
      <text:p text:style-name="P9"/>
      <text:p text:style-name="P9">mysql&gt; insert into bill_fact values(8,38,0011,6000,30);</text:p>
      <text:p text:style-name="P9">Query OK, 1 row affected (0.04 sec)</text:p>
      <text:p text:style-name="P9"/>
      <text:p text:style-name="P9">mysql&gt; insert into bill_fact values(8,37,0023,400,2);</text:p>
      <text:p text:style-name="P9">Query OK, 1 row affected (0.04 sec)</text:p>
      <text:p text:style-name="P9"/>
      <text:p text:style-name="P9">mysql&gt; insert into bill_fact values(9,37,0013,800,4);</text:p>
      <text:p text:style-name="P9">Query OK, 1 row affected (0.06 sec)</text:p>
      <text:p text:style-name="P9"/>
      <text:p text:style-name="P9">mysql&gt; insert into bill_fact values(9,36,0011,1800,3);</text:p>
      <text:p text:style-name="P9">Query OK, 1 row affected (0.03 sec)</text:p>
      <text:p text:style-name="P9"/>
      <text:p text:style-name="P9">mysql&gt; insert into bill_fact values(10,36,0011,1800,3);</text:p>
      <text:p text:style-name="P9">Query OK, 1 row affected (0.03 sec)</text:p>
      <text:p text:style-name="P9"/>
      <text:p text:style-name="P9">mysql&gt; insert into bill_fact values(11,38,0012,400,2);</text:p>
      <text:p text:style-name="P9">Query OK, 1 row affected (0.05 sec)</text:p>
      <text:p text:style-name="P9"/>
      <text:p text:style-name="P5"/>
      <text:p text:style-name="P5"/>
      <text:p text:style-name="P10">ROLLUP</text:p>
      <text:p text:style-name="P9"/>
      <text:p text:style-name="P9">mysql&gt; select time_id, sum(total_amount) from bill_fact group by time_id with rollup;</text:p>
      <text:p text:style-name="P9">+---------+-------------------+</text:p>
      <text:p text:style-name="P9">| time_id | sum(total_amount) |</text:p>
      <text:p text:style-name="P9">+---------+-------------------+</text:p>
      <text:p text:style-name="P9">| 1 | 600 |</text:p>
      <text:p text:style-name="P9">| 2 | 1800 |</text:p>
      <text:p text:style-name="P9">| 3 | 2000 |</text:p>
      <text:p text:style-name="P9">| 4 | 3000 |</text:p>
      <text:p text:style-name="P9">| 6 | 4800 |</text:p>
      <text:p text:style-name="P9">| 10 | 4800 |</text:p>
      <text:p text:style-name="P9">| 11 | 9600 |</text:p>
      <text:p text:style-name="P9">| 12 | 3400 |</text:p>
      <text:p text:style-name="P9">| 13 | 800 |</text:p>
      <text:p text:style-name="P9">| 14 | 1000 |</text:p>
      <text:p text:style-name="P9">| 15 | 2000 |</text:p>
      <text:p text:style-name="P9">| 16 | 6300 |</text:p>
      <text:p text:style-name="P9">| 20 | 800 |</text:p>
      <text:p text:style-name="P9">| 23 | 400 |</text:p>
      <text:p text:style-name="P9">| NULL | 41300 |</text:p>
      <text:p text:style-name="P9">+---------+-------------------+</text:p>
      <text:p text:style-name="P9"><text:soft-page-break/>15 rows in set (0.02 sec)</text:p>
      <text:p text:style-name="P9"/>
      <text:p text:style-name="P9">mysql&gt; select month, sum(total_amount) from bill_fact,time where bill_fact.time_id=time.time_id group by month with rollup;</text:p>
      <text:p text:style-name="P9">+----------+-------------------+</text:p>
      <text:p text:style-name="P9">| month | sum(total_amount) |</text:p>
      <text:p text:style-name="P9">+----------+-------------------+</text:p>
      <text:p text:style-name="P9">| april | 4800 |</text:p>
      <text:p text:style-name="P9">| december | 1000 |</text:p>
      <text:p text:style-name="P9">| feb | 5000 |</text:p>
      <text:p text:style-name="P9">| jan | 2400 |</text:p>
      <text:p text:style-name="P9">| july | 400 |</text:p>
      <text:p text:style-name="P9">| march | 800 |</text:p>
      <text:p text:style-name="P9">| may | 18600 |</text:p>
      <text:p text:style-name="P9">| october | 8300 |</text:p>
      <text:p text:style-name="P9">| NULL | 41300 |</text:p>
      <text:p text:style-name="P9">+----------+-------------------+</text:p>
      <text:p text:style-name="P9">9 rows in set (0.00 sec)</text:p>
      <text:p text:style-name="P9"/>
      <text:p text:style-name="P9"/>
      <text:p text:style-name="P10">SLICE</text:p>
      <text:p text:style-name="P9"/>
      <text:p text:style-name="P9">mysql&gt; select cloth_type, sum(total_quantity) from bill_fact,clothes where bill_fact.cloth_id=clothes.cloth_id group by cloth_type;</text:p>
      <text:p text:style-name="P9">+------------+---------------------+</text:p>
      <text:p text:style-name="P9">| cloth_type | sum(total_quantity) |</text:p>
      <text:p text:style-name="P9">+------------+---------------------+</text:p>
      <text:p text:style-name="P9">| m_jeans | 6 |</text:p>
      <text:p text:style-name="P9">| m_pant | 6 |</text:p>
      <text:p text:style-name="P9">| m_shirt | 10 |</text:p>
      <text:p text:style-name="P9">| m_shorts | 2 |</text:p>
      <text:p text:style-name="P9">| m_suits | 2 |</text:p>
      <text:p text:style-name="P9">| w_kurti | 11 |</text:p>
      <text:p text:style-name="P9">| w_pant | 9 |</text:p>
      <text:p text:style-name="P9">| w_shirt | 12 |</text:p>
      <text:p text:style-name="P9">| w_shorts | 2 |</text:p>
      <text:p text:style-name="P9">| w_skirt | 6 |</text:p>
      <text:p text:style-name="P9">| w_top | 38 |</text:p>
      <text:p text:style-name="P9">| w_tshirt | 2 |</text:p>
      <text:p text:style-name="P9">+------------+---------------------+</text:p>
      <text:p text:style-name="P9">12 rows in set (0.00 sec)</text:p>
      <text:p text:style-name="P9"/>
      <text:p text:style-name="P9">mysql&gt; select cloth_type, sum(total_quantity) from bill_fact,clothes where bill_fact.cloth_id=clothes.cloth_id and cloth_type='w_shirt' group by cloth_type;</text:p>
      <text:p text:style-name="P9">+------------+---------------------+</text:p>
      <text:p text:style-name="P9">| cloth_type | sum(total_quantity) |</text:p>
      <text:p text:style-name="P9">+------------+---------------------+</text:p>
      <text:p text:style-name="P9">| w_shirt | 12 |</text:p>
      <text:p text:style-name="P9">+------------+---------------------+</text:p>
      <text:p text:style-name="P9">1 row in set (0.00 sec)</text:p>
      <text:p text:style-name="P9"/>
      <text:p text:style-name="P9">mysql&gt; select quarter, sum(total_quantity) from bill_fact,time where bill_fact.time_id=time.time_id and quarter=2 group by quarter;</text:p>
      <text:p text:style-name="P9">+---------+---------------------+</text:p>
      <text:p text:style-name="P9"><text:soft-page-break/>| quarter | sum(total_quantity) |</text:p>
      <text:p text:style-name="P9">+---------+---------------------+</text:p>
      <text:p text:style-name="P9">| 2 | 63 |</text:p>
      <text:p text:style-name="P9">+---------+---------------------+</text:p>
      <text:p text:style-name="P9">1 row in set (0.00 sec)</text:p>
      <text:p text:style-name="P9"/>
      <text:p text:style-name="P9">mysql&gt; select c_address, sum(total_quantity) from bill_fact,cust where bill_fact.cust_id=cust.cust_id and c_address='andheri' group by c_address;</text:p>
      <text:p text:style-name="P9">+-----------+---------------------+</text:p>
      <text:p text:style-name="P9">| c_address | sum(total_quantity) |</text:p>
      <text:p text:style-name="P9">+-----------+---------------------+</text:p>
      <text:p text:style-name="P9">| andheri | 39 |</text:p>
      <text:p text:style-name="P9">+-----------+---------------------+</text:p>
      <text:p text:style-name="P9">1 row in set (0.00 sec)</text:p>
      <text:p text:style-name="P9"/>
      <text:p text:style-name="P9"/>
      <text:p text:style-name="P4"><text:span text:style-name="T3"><text:s text:c="5"/></text:span><text:span text:style-name="T4">DICE</text:span></text:p>
      <text:p text:style-name="P9"/>
      <text:p text:style-name="P9">mysql&gt; select c_address,cloth_type, sum(total_quantity) from bill_fact,cust,clothes where bill_fact.cust_id=cust.cust_id and cloth_type='w_skirt' group by c_address;</text:p>
      <text:p text:style-name="P9">+-----------+------------+---------------------+</text:p>
      <text:p text:style-name="P9">| c_address | cloth_type | sum(total_quantity) |</text:p>
      <text:p text:style-name="P9">+-----------+------------+---------------------+</text:p>
      <text:p text:style-name="P9">| andheri | w_skirt | 117 |</text:p>
      <text:p text:style-name="P9">| borivali | w_skirt | 18 |</text:p>
      <text:p text:style-name="P9">| dahisar | w_skirt | 36 |</text:p>
      <text:p text:style-name="P9">| kandivli | w_skirt | 18 |</text:p>
      <text:p text:style-name="P9">| khar | w_skirt | 39 |</text:p>
      <text:p text:style-name="P9">| malad | w_skirt | 21 |</text:p>
      <text:p text:style-name="P9">| virar | w_skirt | 69 |</text:p>
      <text:p text:style-name="P9">+-----------+------------+---------------------+</text:p>
      <text:p text:style-name="P9">7 rows in set (0.00 sec)</text:p>
      <text:p text:style-name="P9"/>
      <text:p text:style-name="P9"/>
      <text:p text:style-name="P9">mysql&gt; select c_address,cloth_type, sum(total_quantity) from bill_fact,cust,clothes where bill_fact.cust_id=cust.cust_id and cloth_type='w_skirt' and c_address='andheri' group by c_addr</text:p>
      <text:p text:style-name="P9">+-----------+------------+---------------------+</text:p>
      <text:p text:style-name="P9">| c_address | cloth_type | sum(total_quantity) |</text:p>
      <text:p text:style-name="P9">+-----------+------------+---------------------+</text:p>
      <text:p text:style-name="P9">| andheri | w_skirt | 117 |</text:p>
      <text:p text:style-name="P9">+-----------+------------+---------------------+</text:p>
      <text:p text:style-name="P9">1 row in set (0.00 sec)</text:p>
      <text:p text:style-name="P9"/>
      <text:p text:style-name="P9"/>
      <text:p text:style-name="P15">PIVOT</text:p>
      <text:p text:style-name="P15"/>
      <text:p text:style-name="P9">mysql&gt; select cust_id, count(if(total_amount=600,total_quantity,NULL)) as c600, count(if (total_amount =2000,total_quantity,NULL)) as c2000 from bill_fact b where b.total_amount between 600 and 2000 group by cust_id;</text:p>
      <text:p text:style-name="P9">+---------+------+-------+</text:p>
      <text:p text:style-name="P9">| cust_id | c600 | c2000 |</text:p>
      <text:p text:style-name="P9">+---------+------+-------+</text:p>
      <text:p text:style-name="P9">| <text:s text:c="6"/>1 | <text:s text:c="3"/>1 | <text:s text:c="4"/>1 |</text:p>
      <text:p text:style-name="P9">| <text:s text:c="6"/>2 | <text:s text:c="3"/>0 | <text:s text:c="4"/>0 |</text:p>
      <text:p text:style-name="P9">| <text:s text:c="6"/>3 | <text:s text:c="3"/>0 | <text:s text:c="4"/>0 |</text:p>
      <text:p text:style-name="P9">| <text:s text:c="6"/>4 | <text:s text:c="3"/>0 | <text:s text:c="4"/>0 |</text:p>
      <text:p text:style-name="P9"><text:soft-page-break/>| <text:s text:c="6"/>6 | <text:s text:c="3"/>0 | <text:s text:c="4"/>1 |</text:p>
      <text:p text:style-name="P9">| <text:s text:c="6"/>9 | <text:s text:c="3"/>0 | <text:s text:c="4"/>0 |</text:p>
      <text:p text:style-name="P9">| <text:s text:c="5"/>10 | <text:s text:c="3"/>0 | <text:s text:c="4"/>0 |</text:p>
      <text:p text:style-name="P9">+---------+------+-------+</text:p>
      <text:p text:style-name="P9">7 rows in set (0.01 sec)</text:p>
      <text:p text:style-name="P9"/>
      <text:p text:style-name="P9">mysql&gt; select cust_id, count(if(total_amount=800,total_quantity=2,NULL)) as c800, count(if (total_amount =1800,total_quantity=6,NULL)) as c1800 from bill_fact b where b.total_amount between 800 and 1800 group by cust_id;</text:p>
      <text:p text:style-name="P9">+---------+------+-------+</text:p>
      <text:p text:style-name="P9">| cust_id | c800 | c1800 |</text:p>
      <text:p text:style-name="P9">+---------+------+-------+</text:p>
      <text:p text:style-name="P9">| <text:s text:c="6"/>2 | <text:s text:c="3"/>0 | <text:s text:c="4"/>1 |</text:p>
      <text:p text:style-name="P9">| <text:s text:c="6"/>3 | <text:s text:c="3"/>0 | <text:s text:c="4"/>1 |</text:p>
      <text:p text:style-name="P9">| <text:s text:c="6"/>4 | <text:s text:c="3"/>1 | <text:s text:c="4"/>0 |</text:p>
      <text:p text:style-name="P9">| <text:s text:c="6"/>6 | <text:s text:c="3"/>0 | <text:s text:c="4"/>0 |</text:p>
      <text:p text:style-name="P9">| <text:s text:c="6"/>9 | <text:s text:c="3"/>1 | <text:s text:c="4"/>1 |</text:p>
      <text:p text:style-name="P9">| <text:s text:c="5"/>10 | <text:s text:c="3"/>0 | <text:s text:c="4"/>1 |</text:p>
      <text:p text:style-name="P9">+---------+------+-------+</text:p>
      <text:p text:style-name="P9">6 rows in set (0.01 sec)</text:p>
      <text:p text:style-name="P9"/>
      <text:p text:style-name="P9">mysql&gt; select time_id, count(if(total_amount=800,total_quantity=2,NULL)) as t800, count(if (total_amount =1800,total_quantity=6,NULL)) as t1800 from bill_fact b where b.total_amount between 800 and 1800 group by time_id;</text:p>
      <text:p text:style-name="P9">+---------+------+-------+</text:p>
      <text:p text:style-name="P9">| time_id | t800 | t1800 |</text:p>
      <text:p text:style-name="P9">+---------+------+-------+</text:p>
      <text:p text:style-name="P9">| <text:s text:c="6"/>2 | <text:s text:c="3"/>0 | <text:s text:c="4"/>1 |</text:p>
      <text:p text:style-name="P9">| <text:s text:c="5"/>10 | <text:s text:c="3"/>0 | <text:s text:c="4"/>1 |</text:p>
      <text:p text:style-name="P9">| <text:s text:c="5"/>11 | <text:s text:c="3"/>0 | <text:s text:c="4"/>2 |</text:p>
      <text:p text:style-name="P9">| <text:s text:c="5"/>13 | <text:s text:c="3"/>1 | <text:s text:c="4"/>0 |</text:p>
      <text:p text:style-name="P9">| <text:s text:c="5"/>14 | <text:s text:c="3"/>0 | <text:s text:c="4"/>0 |</text:p>
      <text:p text:style-name="P9">| <text:s text:c="5"/>20 | <text:s text:c="3"/>1 | <text:s text:c="4"/>0 |</text:p>
      <text:p text:style-name="P9">+---------+------+-------+</text:p>
      <text:p text:style-name="P9">6 rows in set (0.00 sec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1.27cm" fo:margin-bottom="0cm" loext:contextual-spacing="false" fo:line-height="100%" fo:text-align="center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-left="0cm" fo:padding-right="0cm" fo:padding-top="0cm" fo:padding-bottom="0.035cm" fo:border-left="none" fo:border-right="none" fo:border-top="none" fo:border-bottom="1.5pt solid #000000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4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P5" style:family="paragraph" style:parent-style-name="Standard">
      <style:paragraph-properties fo:margin-left="0cm" fo:margin-right="0cm" fo:margin-top="1.27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6" style:family="paragraph" style:parent-style-name="Standard">
      <style:paragraph-properties fo:margin-left="0cm" fo:margin-right="0cm" fo:margin-top="0cm" fo:margin-bottom="1.27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officeooo:rsid="001c90e2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0cm" fo:margin-bottom="1.27cm" fo:margin-left="0cm" fo:margin-right="0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K. J. Somaiya Institute of Engineering and Information Technology, Sion (E), Mumbai – 400 022</text:p>
        <text:p text:style-name="MP2"/>
      </style:header>
      <style:footer>
        <text:p text:style-name="MP3"/>
        <text:p text:style-name="MP4"><text:span text:style-name="MT1"><text:s text:c="14"/>Department of </text:span>computer<text:span text:style-name="MT1"> <text:s text:c="2"/>/Class- <text:s/></text:span>TE<text:span text:style-name="MT1"> <text:s text:c="5"/>/Sem- <text:s/></text:span>6<text:span text:style-name="MT1"> <text:s text:c="3"/>/Sub- <text:s text:c="2"/></text:span><text:span text:style-name="MT2">dwm</text:span><text:span text:style-name="MT1"> <text:s text:c="10"/>/Academic Year-17-18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9-02-14T16:29:55.789456797</dc:date>
    <meta:editing-duration>PT4M44S</meta:editing-duration>
    <meta:editing-cycles>2</meta:editing-cycles>
    <meta:document-statistic meta:table-count="0" meta:image-count="0" meta:object-count="0" meta:page-count="13" meta:paragraph-count="476" meta:word-count="2849" meta:character-count="22236" meta:non-whitespace-character-count="19651"/>
  </office:meta>
</office:document-meta>
</file>